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6.221cm"/>
    </style:style>
    <style:style style:name="co4" style:family="table-column">
      <style:table-column-properties fo:break-before="auto" style:column-width="10.62cm"/>
    </style:style>
    <style:style style:name="co5" style:family="table-column">
      <style:table-column-properties fo:break-before="auto" style:column-width="2.334cm"/>
    </style:style>
    <style:style style:name="co6" style:family="table-column">
      <style:table-column-properties fo:break-before="auto" style:column-width="1.9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2" style:family="table-cell" style:parent-style-name="Default">
      <style:table-cell-properties style:vertical-align="middl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vertical-align="middle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20" style:family="table-cell" style:parent-style-name="Default">
      <style:table-cell-properties style:vertical-align="middle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vertical-align="middle"/>
      <style:text-properties fo:color="#ff0000" fo:text-shadow="1pt 1pt" style:text-underline-style="none" fo:font-weight="bold" style:font-weight-asian="bold" style:font-weight-complex="bold"/>
    </style:style>
    <style:style style:name="ce26" style:family="table-cell" style:parent-style-name="Default" style:data-style-name="N118">
      <style:table-cell-properties style:vertical-align="middle"/>
    </style:style>
    <style:style style:name="ce28" style:family="table-cell" style:parent-style-name="Default" style:data-style-name="N118">
      <style:table-cell-properties fo:border-bottom="0.74pt solid #000000" fo:border-left="none" fo:border-right="none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18">
      <style:table-cell-properties style:vertical-align="middle"/>
      <style:map style:condition="is-true-formula([.E4] &gt; (TODAY() -7))" style:apply-style-name="Good" style:base-cell-address="Tabelle1.E4"/>
      <style:map style:condition="is-true-formula([.E4] &gt; (TODAY() - 14))" style:apply-style-name="Neutral" style:base-cell-address="Tabelle1.E4"/>
      <style:map style:condition="is-true-formula(1)" style:apply-style-name="Bad" style:base-cell-address="Tabelle1.E4"/>
    </style:style>
    <style:style style:name="ce32" style:family="table-cell" style:parent-style-name="Default" style:data-style-name="N118">
      <style:table-cell-properties style:vertical-align="middle"/>
      <style:map style:condition="is-true-formula([.E4] &gt; (TODAY() -7))" style:apply-style-name="Good" style:base-cell-address="Tabelle1.E4"/>
      <style:map style:condition="is-true-formula([.E4] &gt; (TODAY() - 14))" style:apply-style-name="Neutral" style:base-cell-address="Tabelle1.E4"/>
      <style:map style:condition="is-true-formula(1)" style:apply-style-name="Bad" style:base-cell-address="Tabelle1.E4"/>
    </style:style>
    <style:style style:name="ce33" style:family="table-cell" style:parent-style-name="Default" style:data-style-name="N118">
      <style:table-cell-properties style:vertical-align="middle"/>
      <style:map style:condition="is-true-formula([.E4] &gt; (TODAY() -7))" style:apply-style-name="Good" style:base-cell-address="Tabelle1.E4"/>
      <style:map style:condition="is-true-formula([.E4] &gt; (TODAY() - 14))" style:apply-style-name="Neutral" style:base-cell-address="Tabelle1.E4"/>
      <style:map style:condition="is-true-formula(1)" style:apply-style-name="Bad" style:base-cell-address="Tabelle1.E4"/>
    </style:style>
    <style:style style:name="ce34" style:family="table-cell" style:parent-style-name="Default" style:data-style-name="N118">
      <style:map style:condition="is-true-formula([.E4] &gt; (TODAY() -7))" style:apply-style-name="Good" style:base-cell-address="Tabelle1.E4"/>
      <style:map style:condition="is-true-formula([.E4] &gt; (TODAY() - 14))" style:apply-style-name="Neutral" style:base-cell-address="Tabelle1.E4"/>
      <style:map style:condition="is-true-formula(1)" style:apply-style-name="Bad" style:base-cell-address="Tabelle1.E4"/>
    </style:style>
    <style:style style:name="ce35" style:family="table-cell" style:parent-style-name="Default" style:data-style-name="N118">
      <style:map style:condition="is-true-formula([.E4] &gt; (TODAY() -7))" style:apply-style-name="Good" style:base-cell-address="Tabelle1.E4"/>
      <style:map style:condition="is-true-formula([.E4] &gt; (TODAY() - 14))" style:apply-style-name="Neutral" style:base-cell-address="Tabelle1.E4"/>
      <style:map style:condition="is-true-formula(1)" style:apply-style-name="Bad" style:base-cell-address="Tabelle1.E4"/>
    </style:style>
    <style:style style:name="ce36" style:family="table-cell" style:parent-style-name="Default" style:data-style-name="N118"/>
    <style:style style:name="ce37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38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39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40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41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42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43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44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45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46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47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48" style:family="table-cell" style:parent-style-name="Default" style:data-style-name="N118"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49" style:family="table-cell" style:parent-style-name="Default" style:data-style-name="N118"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29" style:family="table-cell" style:parent-style-name="Default" style:data-style-name="N37"/>
    <style:style style:name="ce30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10"/>
        <table:table-column table:style-name="co4" table:default-cell-style-name="Default"/>
        <table:table-column table:style-name="co5" table:default-cell-style-name="ce36"/>
        <table:table-column table:style-name="co6" table:default-cell-style-name="ce36"/>
        <table:table-column table:style-name="co7" table:number-columns-repeated="16378" table:default-cell-style-name="Default"/>
        <table:table-row table:style-name="ro1">
          <table:table-cell table:style-name="ce2" office:value-type="string" calcext:value-type="string" table:number-columns-spanned="16384" table:number-rows-spanned="1">
            <text:p>Soll eine Liste werden mit allen Prüfungsrelevanten Themen</text:p>
          </table:table-cell>
          <table:covered-table-cell table:number-columns-repeated="2"/>
          <table:covered-table-cell table:style-name="ce7"/>
          <table:covered-table-cell table:number-columns-repeated="2" table:style-name="ce26"/>
          <table:covered-table-cell table:number-columns-repeated="16378"/>
        </table:table-row>
        <table:table-row table:style-name="ro2">
          <table:table-cell table:number-columns-repeated="3"/>
          <table:table-cell table:style-name="ce7"/>
          <table:table-cell table:style-name="ce26" table:number-columns-repeated="2"/>
          <table:table-cell table:number-columns-repeated="16378"/>
        </table:table-row>
        <table:table-row table:style-name="ro3">
          <table:table-cell table:style-name="ce5" office:value-type="string" calcext:value-type="string">
            <text:p>Fach</text:p>
          </table:table-cell>
          <table:table-cell table:style-name="ce5" office:value-type="string" calcext:value-type="string">
            <text:p>Thema / Kategorie</text:p>
          </table:table-cell>
          <table:table-cell table:style-name="ce11" office:value-type="string" calcext:value-type="string">
            <text:p>Bestandteile</text:p>
          </table:table-cell>
          <table:table-cell table:style-name="ce5" office:value-type="string" calcext:value-type="string">
            <text:p>Notizen / Einzelheiten</text:p>
          </table:table-cell>
          <table:table-cell table:style-name="ce28" office:value-type="string" calcext:value-type="string">
            <text:p>Bearbeitet</text:p>
          </table:table-cell>
          <table:table-cell table:style-name="ce28" office:value-type="string" calcext:value-type="string">
            <text:p>Prüfung</text:p>
          </table:table-cell>
          <table:table-cell table:number-columns-repeated="16378"/>
        </table:table-row>
        <table:table-row table:style-name="ro2">
          <table:table-cell office:value-type="string" calcext:value-type="string" table:number-columns-spanned="1" table:number-rows-spanned="7">
            <text:p>Deutsch</text:p>
          </table:table-cell>
          <table:table-cell office:value-type="string" calcext:value-type="string" table:number-columns-spanned="1" table:number-rows-spanned="7">
            <text:p>Werbeanalyse</text:p>
          </table:table-cell>
          <table:table-cell office:value-type="string" calcext:value-type="string">
            <text:p>Einleitung</text:p>
          </table:table-cell>
          <table:table-cell table:style-name="ce7" office:value-type="string" calcext:value-type="string">
            <text:p>Infos zu Text, Quelle, und Produkt</text:p>
          </table:table-cell>
          <table:table-cell table:style-name="ce31" office:value-type="date" office:date-value="2024-01-01" calcext:value-type="date">
            <text:p>01. Jan</text:p>
          </table:table-cell>
          <table:table-cell table:style-name="ce37" office:value-type="date" office:date-value="2024-05-13" calcext:value-type="date" table:number-columns-spanned="1" table:number-rows-spanned="7">
            <text:p>13. Mai</text:p>
          </table:table-cell>
          <table:table-cell table:style-name="ce29"/>
          <table:table-cell table:style-name="ce30"/>
          <table:table-cell table:number-columns-repeated="16376"/>
        </table:table-row>
        <table:table-row table:style-name="ro2">
          <table:covered-table-cell table:number-columns-repeated="2"/>
          <table:table-cell office:value-type="string" calcext:value-type="string">
            <text:p>Zielgruppe darstellen</text:p>
          </table:table-cell>
          <table:table-cell table:style-name="ce7" office:value-type="string" calcext:value-type="string">
            <text:p>An Wen / welche Zwecke könnte das Produkt gerichtet sein?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Bild- und Textbeschreibung</text:p>
          </table:table-cell>
          <table:table-cell table:style-name="ce7" office:value-type="string" calcext:value-type="string">
            <text:p>Nur Aussehen beschreiben, keine Analyse o Ä.!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nalyse Text-Bild Korrespondenz</text:p>
          </table:table-cell>
          <table:table-cell table:style-name="ce7" office:value-type="string" calcext:value-type="string">
            <text:p>AIDA Formel, Ablauf der Werbung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Werbebotschaft darstellen</text:p>
          </table:table-cell>
          <table:table-cell table:style-name="ce7" office:value-type="string" calcext:value-type="string">
            <text:p>Basically den Copy in eigenen Worten zusammenfass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prachliche Analyse</text:p>
          </table:table-cell>
          <table:table-cell table:style-name="ce7" office:value-type="string" calcext:value-type="string">
            <text:p>Sprachliche Mittel auflisten und deut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nzeige Bewerten</text:p>
          </table:table-cell>
          <table:table-cell table:style-name="ce7" office:value-type="string" calcext:value-type="string">
            <text:p>Eigene Meinung: was ist gelungen, was nicht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7"/>
          <table:covered-table-cell table:style-name="ce32"/>
          <table:covered-table-cell table:style-name="ce39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3">
            <text:p>Englisch</text:p>
          </table:table-cell>
          <table:table-cell office:value-type="string" calcext:value-type="string" table:number-columns-spanned="1" table:number-rows-spanned="2">
            <text:p>Englisch</text:p>
          </table:table-cell>
          <table:table-cell office:value-type="string" calcext:value-type="string">
            <text:p>Hörverstehen</text:p>
          </table:table-cell>
          <table:table-cell table:style-name="ce7" office:value-type="string" calcext:value-type="string">
            <text:p>Hello i’m from Michealsoft</text:p>
          </table:table-cell>
          <table:table-cell table:style-name="ce31" office:value-type="date" office:date-value="2024-01-01" calcext:value-type="date">
            <text:p>01. Jan</text:p>
          </table:table-cell>
          <table:table-cell table:style-name="ce40" office:value-type="date" office:date-value="2024-05-16" calcext:value-type="date" table:number-columns-spanned="1" table:number-rows-spanned="3">
            <text:p>16. Mai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Leseverstehen</text:p>
          </table:table-cell>
          <table:table-cell table:style-name="ce7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table:number-columns-repeated="2" office:value-type="string" calcext:value-type="string">
            <text:p>???</text:p>
          </table:table-cell>
          <table:table-cell table:style-name="ce15" office:value-type="string" calcext:value-type="string">
            <text:p>Kommt noch irgendein Thema?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7"/>
          <table:covered-table-cell table:style-name="ce32"/>
          <table:covered-table-cell table:style-name="ce39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21">
            <text:p>Mathe</text:p>
          </table:table-cell>
          <table:table-cell office:value-type="string" calcext:value-type="string" table:number-columns-spanned="1" table:number-rows-spanned="9">
            <text:p>Vektoren</text:p>
          </table:table-cell>
          <table:table-cell office:value-type="string" calcext:value-type="string">
            <text:p>Grundrechenarten</text:p>
          </table:table-cell>
          <table:table-cell table:style-name="ce7" office:value-type="string" calcext:value-type="string">
            <text:p>addieren, subtrahieren, aber bitte nicht multiplizieren</text:p>
          </table:table-cell>
          <table:table-cell table:style-name="ce31" office:value-type="date" office:date-value="2024-01-01" calcext:value-type="date">
            <text:p>01. Jan</text:p>
          </table:table-cell>
          <table:table-cell table:style-name="ce41" office:value-type="date" office:date-value="2024-05-31" calcext:value-type="date" table:number-columns-spanned="1" table:number-rows-spanned="21">
            <text:p>31. Mai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Kreuzprodukt / Normalenvektor</text:p>
          </table:table-cell>
          <table:table-cell table:style-name="ce7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kalarprodukt / Winkel</text:p>
          </table:table-cell>
          <table:table-cell table:style-name="ce7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Lage im Raum</text:p>
          </table:table-cell>
          <table:table-cell table:style-name="ce7" office:value-type="string" calcext:value-type="string">
            <text:p>Identisch, parallel, windschief, usw.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4">
            <text:p>Abstände</text:p>
          </table:table-cell>
          <table:table-cell table:style-name="ce7" office:value-type="string" calcext:value-type="string">
            <text:p>Punkt-Gerad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3"/>
          <table:table-cell table:style-name="ce7" office:value-type="string" calcext:value-type="string">
            <text:p>Punkt-Eben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3"/>
          <table:table-cell table:style-name="ce7" office:value-type="string" calcext:value-type="string">
            <text:p>Gerade-Eben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3"/>
          <table:table-cell table:style-name="ce7" office:value-type="string" calcext:value-type="string">
            <text:p>Gerade-Gerad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Lotfußpunktverfahren</text:p>
          </table:table-cell>
          <table:table-cell table:style-name="ce7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Wahrscheinlichkeiten</text:p>
          </table:table-cell>
          <table:table-cell office:value-type="string" calcext:value-type="string" table:number-columns-spanned="1" table:number-rows-spanned="2">
            <text:p>Markov Ketten</text:p>
          </table:table-cell>
          <table:table-cell table:style-name="ce7" office:value-type="string" calcext:value-type="string">
            <text:p>Zustandsvektor berechn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3"/>
          <table:table-cell table:style-name="ce7" office:value-type="string" calcext:value-type="string">
            <text:p>Fixvektor berechn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Bernoulli Experimente</text:p>
          </table:table-cell>
          <table:table-cell table:style-name="ce7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Binomale Summenverteilung</text:p>
          </table:table-cell>
          <table:table-cell table:style-name="ce7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5">
            <text:p>Kurvendiskussion</text:p>
          </table:table-cell>
          <table:table-cell table:style-name="ce3" office:value-type="string" calcext:value-type="string" table:number-columns-spanned="1" table:number-rows-spanned="3">
            <text:p>Points Of Interest</text:p>
          </table:table-cell>
          <table:table-cell table:style-name="ce20" office:value-type="string" calcext:value-type="string">
            <text:p>Nullstell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covered-table-cell table:style-name="ce3"/>
          <table:table-cell table:style-name="ce18" office:value-type="string" calcext:value-type="string">
            <text:p>Hoch/Tiefpunkt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covered-table-cell table:style-name="ce3"/>
          <table:table-cell table:style-name="ce20" office:value-type="string" calcext:value-type="string">
            <text:p>Wendepunkte/Sattelpunkt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bleiten / Aufleiten</text:p>
          </table:table-cell>
          <table:table-cell table:style-name="ce7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Integrale</text:p>
          </table:table-cell>
          <table:table-cell table:style-name="ce7" office:value-type="string" calcext:value-type="string">
            <text:p>Flächenberechnung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Wichtige Verfahren</text:p>
          </table:table-cell>
          <table:table-cell table:style-name="ce3" office:value-type="string" calcext:value-type="string">
            <text:p>2 Minuten Verfahren (Gaus)</text:p>
          </table:table-cell>
          <table:table-cell table:style-name="ce7" office:value-type="string" calcext:value-type="string">
            <text:p>wie man jede Art von Matrix löst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PQ-Formel</text:p>
          </table:table-cell>
          <table:table-cell table:style-name="ce7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covered-table-cell table:style-name="ce7"/>
          <table:table-cell table:style-name="ce3" office:value-type="string" calcext:value-type="string">
            <text:p>Polynomdivision</text:p>
          </table:table-cell>
          <table:table-cell table:style-name="ce7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7"/>
          <table:covered-table-cell table:style-name="ce32"/>
          <table:covered-table-cell table:style-name="ce39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5">
            <text:p>SWE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:)</text:p>
          </table:table-cell>
          <table:table-cell table:style-name="ce7" office:value-type="string" calcext:value-type="string">
            <text:p>Formulare, echo, Bedingungen</text:p>
          </table:table-cell>
          <table:table-cell table:style-name="ce31" office:value-type="date" office:date-value="2024-01-01" calcext:value-type="date">
            <text:p>01. Jan</text:p>
          </table:table-cell>
          <table:table-cell table:style-name="ce42" office:value-type="date" office:date-value="2024-05-06" calcext:value-type="date" table:number-columns-spanned="1" table:number-rows-spanned="5">
            <text:p>06. Mai</text:p>
          </table:table-cell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UML ( Diagramme )</text:p>
          </table:table-cell>
          <table:table-cell office:value-type="string" calcext:value-type="string">
            <text:p>Use-Case</text:p>
          </table:table-cell>
          <table:table-cell table:style-name="ce7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equenz</text:p>
          </table:table-cell>
          <table:table-cell table:style-name="ce7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ktivitäts</text:p>
          </table:table-cell>
          <table:table-cell table:style-name="ce7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Klassendiagramm</text:p>
          </table:table-cell>
          <table:table-cell table:style-name="ce7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repeated="3"/>
          <table:table-cell table:style-name="ce7"/>
          <table:table-cell table:style-name="ce31"/>
          <table:table-cell table:style-name="ce43"/>
          <table:table-cell table:number-columns-repeated="16378"/>
        </table:table-row>
        <table:table-row table:style-name="ro2">
          <table:table-cell office:value-type="string" calcext:value-type="string" table:number-columns-spanned="1" table:number-rows-spanned="14">
            <text:p>Datenbanken</text:p>
          </table:table-cell>
          <table:table-cell office:value-type="string" calcext:value-type="string" table:number-columns-spanned="1" table:number-rows-spanned="7">
            <text:p>SQL</text:p>
          </table:table-cell>
          <table:table-cell office:value-type="string" calcext:value-type="string">
            <text:p>Subqueries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table-cell table:style-name="ce44" office:value-type="date" office:date-value="2024-05-27" calcext:value-type="date" table:number-columns-spanned="1" table:number-rows-spanned="14">
            <text:p>27. Mai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Joins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45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onstraints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45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Einträge verwalten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45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Tabellen Verwalten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45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Group Statements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45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equenzen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45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Normalisierung</text:p>
          </table:table-cell>
          <table:table-cell office:value-type="string" calcext:value-type="string">
            <text:p>Normalformen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45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Anomalien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45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5">
            <text:p>Modelle</text:p>
          </table:table-cell>
          <table:table-cell office:value-type="string" calcext:value-type="string">
            <text:p>ER-Modell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45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Datenmodelle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45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Formulieren von Sätzen</text:p>
          </table:table-cell>
          <table:table-cell table:style-name="ce7"/>
          <table:table-cell table:style-name="ce31" office:value-type="date" office:date-value="2024-01-01" calcext:value-type="date">
            <text:p>01. Jan</text:p>
          </table:table-cell>
          <table:covered-table-cell table:style-name="ce45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hen-Notation</text:p>
          </table:table-cell>
          <table:table-cell table:style-name="ce7"/>
          <table:table-cell table:style-name="ce31" office:value-type="date" office:date-value="2024-01-01" calcext:value-type="date">
            <text:p>01. Jan</text:p>
          </table:table-cell>
          <table:covered-table-cell table:style-name="ce45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Krähenfußnotation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45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7"/>
          <table:covered-table-cell table:style-name="ce32"/>
          <table:covered-table-cell table:style-name="ce39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16">
            <text:p>BSN PP</text:p>
          </table:table-cell>
          <table:table-cell office:value-type="string" calcext:value-type="string" table:number-columns-spanned="1" table:number-rows-spanned="3">
            <text:p>Grundkonfiguration</text:p>
          </table:table-cell>
          <table:table-cell office:value-type="string" calcext:value-type="string">
            <text:p>Allgemeine Befehle</text:p>
          </table:table-cell>
          <table:table-cell table:style-name="ce7" office:value-type="string" calcext:value-type="string">
            <text:p>Logins, line, no shutdown, domain-lookup, hostname, CONFIGS</text:p>
          </table:table-cell>
          <table:table-cell table:style-name="ce33" office:value-type="date" office:date-value="2024-01-01" calcext:value-type="date">
            <text:p>01. Jan</text:p>
          </table:table-cell>
          <table:table-cell table:style-name="ce46" office:value-type="date" office:date-value="2024-06-06" calcext:value-type="date" table:number-columns-spanned="1" table:number-rows-spanned="16">
            <text:p>06. Jun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Ahhhh… <text:s text:c="2"/>Der Rauter!</text:p>
          </table:table-cell>
          <table:table-cell table:style-name="ce7" office:value-type="string" calcext:value-type="string">
            <text:p>usw.</text:p>
          </table:table-cell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witch</text:p>
          </table:table-cell>
          <table:table-cell table:style-name="ce7" office:value-type="string" calcext:value-type="string">
            <text:p>interfaces, portmodes, port-security, usw.</text:p>
          </table:table-cell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6">
            <text:p>Routing</text:p>
          </table:table-cell>
          <table:table-cell table:style-name="ce3" office:value-type="string" calcext:value-type="string">
            <text:p>VLAN</text:p>
          </table:table-cell>
          <table:table-cell table:style-name="ce19" office:value-type="string" calcext:value-type="string">
            <text:p>VLAN 10</text:p>
          </table:table-cell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tatic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DHCP / Router am Stock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OSPF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RIP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TP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Access Listen</text:p>
          </table:table-cell>
          <table:table-cell/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/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/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NAT</text:p>
          </table:table-cell>
          <table:table-cell/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table:number-columns-repeated="2"/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table:style-name="ce9" office:value-type="string" calcext:value-type="string">
            <text:p>VPN (Kommt vl noch)</text:p>
          </table:table-cell>
          <table:table-cell/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table:number-columns-repeated="2"/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7"/>
          <table:covered-table-cell table:style-name="ce32"/>
          <table:covered-table-cell table:style-name="ce39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17">
            <text:p>BSN</text:p>
          </table:table-cell>
          <table:table-cell office:value-type="string" calcext:value-type="string">
            <text:p>Allgemein</text:p>
          </table:table-cell>
          <table:table-cell table:style-name="ce3" office:value-type="string" calcext:value-type="string">
            <text:p>OSI / TCP IP Modell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table-cell table:style-name="ce47" office:value-type="date" office:date-value="2024-06-03" calcext:value-type="date" table:number-columns-spanned="1" table:number-rows-spanned="17">
            <text:p>03. Jun</text:p>
          </table:table-cell>
          <table:table-cell table:number-columns-repeated="16378"/>
        </table:table-row>
        <table:table-row table:style-name="ro2">
          <table:covered-table-cell/>
          <table:table-cell/>
          <table:table-cell office:value-type="string" calcext:value-type="string">
            <text:p>Speicherberechnung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IPV6</text:p>
          </table:table-cell>
          <table:table-cell table:style-name="ce3" office:value-type="string" calcext:value-type="string">
            <text:p>Subnetting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table:style-name="ce3" office:value-type="string" calcext:value-type="string">
            <text:p>Ausbau/Schreibweise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table:style-name="ce3" office:value-type="string" calcext:value-type="string">
            <text:p>Routing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table:style-name="ce3" office:value-type="string" calcext:value-type="string">
            <text:p>Adressvergabe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Protokolle</text:p>
          </table:table-cell>
          <table:table-cell office:value-type="string" calcext:value-type="string">
            <text:p>STP</text:p>
          </table:table-cell>
          <table:table-cell table:style-name="ce7" office:value-type="string" calcext:value-type="string">
            <text:p>broadcast sturm</text:p>
          </table:table-cell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office:value-type="string" calcext:value-type="string">
            <text:p>OSPF</text:p>
          </table:table-cell>
          <table:table-cell table:style-name="ce7" office:value-type="string" calcext:value-type="string">
            <text:p>dijkstra algorithmus</text:p>
          </table:table-cell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office:value-type="string" calcext:value-type="string">
            <text:p>RIP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office:value-type="string" calcext:value-type="string">
            <text:p>NDP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DSGVO/TOM</text:p>
          </table:table-cell>
          <table:table-cell table:style-name="ce3" office:value-type="string" calcext:value-type="string">
            <text:p>Datenschutz/Datensicherheit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office:value-type="string" calcext:value-type="string">
            <text:p>§64 BDSG-neu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RAID</text:p>
          </table:table-cell>
          <table:table-cell office:value-type="string" calcext:value-type="string">
            <text:p>Shadow Legends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Kryptographie</text:p>
          </table:table-cell>
          <table:table-cell office:value-type="string" calcext:value-type="string">
            <text:p>Bruteforce berechnen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office:value-type="string" calcext:value-type="string">
            <text:p>RSA Verfahren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office:value-type="string" calcext:value-type="string">
            <text:p>Symetrisch / Asymetrisch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/>
          <table:table-cell office:value-type="string" calcext:value-type="string">
            <text:p>ADFGVX, Playfair, CBC</text:p>
          </table:table-cell>
          <table:table-cell table:style-name="ce7"/>
          <table:table-cell table:style-name="ce33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3"/>
          <table:covered-table-cell table:style-name="ce34"/>
          <table:covered-table-cell table:style-name="ce48"/>
          <table:covered-table-cell table:number-columns-repeated="16378"/>
        </table:table-row>
        <table:table-row table:style-name="ro2" table:number-rows-repeated="904">
          <table:table-cell table:number-columns-repeated="4"/>
          <table:table-cell table:style-name="ce35"/>
          <table:table-cell table:style-name="ce49"/>
          <table:table-cell table:number-columns-repeated="16378"/>
        </table:table-row>
        <table:table-row table:style-name="ro2" table:number-rows-repeated="104757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abelle1.E4:Tabelle1.E997">
            <calcext:condition calcext:apply-style-name="Good" calcext:value="formula-is([.E4] &gt; (TODAY() -7))" calcext:base-cell-address="Tabelle1.E4"/>
            <calcext:condition calcext:apply-style-name="Neutral" calcext:value="formula-is([.E4] &gt; (TODAY() - 14))" calcext:base-cell-address="Tabelle1.E4"/>
            <calcext:condition calcext:apply-style-name="Bad" calcext:value="formula-is(1)" calcext:base-cell-address="Tabelle1.E4"/>
          </calcext:conditional-format>
          <calcext:conditional-format calcext:target-range-address="Tabelle1.F4:Tabelle1.F997">
            <calcext:condition calcext:apply-style-name="Footnote" calcext:value="formula-is([.F4] &lt; TODAY())" calcext:base-cell-address="Tabelle1.F4"/>
            <calcext:condition calcext:apply-style-name="Error" calcext:value="formula-is([.F4] &lt; (TODAY() + 2))" calcext:base-cell-address="Tabelle1.F4"/>
            <calcext:condition calcext:apply-style-name="Bad" calcext:value="formula-is([.F4] &lt; (TODAY() + 5))" calcext:base-cell-address="Tabelle1.F4"/>
            <calcext:condition calcext:apply-style-name="Neutral" calcext:value="formula-is([.F4] &lt; (TODAY() + 12))" calcext:base-cell-address="Tabelle1.F4"/>
            <calcext:condition calcext:apply-style-name="Good" calcext:value="formula-is(1)" calcext:base-cell-address="Tabelle1.F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date-style style:name="N116">
      <number:day/>
      <number:text>. </number:text>
      <number:month number:style="long" number:textual="true"/>
    </number:date-style>
    <number:date-style style:name="N117">
      <number:day/>
      <number:text>. </number:text>
      <number:month number:textual="true"/>
    </number:date-style>
    <number:date-style style:name="N118">
      <number:day number:style="long"/>
      <number:text>. 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.00.0000</text:date>, <text:time style:data-style-name="N2" text:time-value="21:03:01.32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6:00:17.994000000</meta:creation-date>
    <dc:date>2024-04-02T21:20:16.198000000</dc:date>
    <meta:editing-duration>P9DT9H59M38S</meta:editing-duration>
    <meta:editing-cycles>23</meta:editing-cycles>
    <meta:generator>LibreOffice/7.6.2.1$Windows_X86_64 LibreOffice_project/56f7684011345957bbf33a7ee678afaf4d2ba333</meta:generator>
    <meta:document-statistic meta:table-count="1" meta:cell-count="226" meta:object-count="0"/>
  </office:meta>
</office:document-meta>
</file>